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2" style:family="paragraph" style:parent-style-name="Default">
      <style:paragraph-properties style:text-autospace="none"/>
      <style:text-properties fo:color="#000000" style:font-name="Calibri" fo:font-size="11.5pt" style:font-name-asian="Calibri" style:font-size-asian="11.5pt" style:font-name-complex="Calibri" style:font-size-complex="11.5pt"/>
    </style:style>
    <style:style style:name="P3" style:family="paragraph" style:parent-style-name="Default">
      <style:paragraph-properties style:text-autospace="none"/>
      <style:text-properties fo:color="#000000" style:text-line-through-style="none" style:font-name="Calibri" fo:font-size="11.5pt" style:text-underline-style="none" style:font-name-asian="Calibri" style:font-size-asian="11.5pt" style:font-name-complex="Calibri"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Default"/>
      <text:p text:style-name="P2">Cher Madame, Monsieur, </text:p>
      <text:p text:style-name="P1"/>
      <text:p text:style-name="P1"/>
      <text:p text:style-name="P1">Digitalcity a particulièrement éveillé mon attention. Vous offrez de nouvelles perspectives d'avenirs aux demandeurs d'emplois passionnés par la technologie et l'informatique. </text:p>
      <text:p text:style-name="P1">Avoir un meilleur avenir, c'est pourquoi par l’intermédiaire de cette lettre ainsi que ce site web, je souhaite vous soumettre mon profil et vous exprimer toute ma motivation à intégrer votre école.</text:p>
      <text:p text:style-name="P1"/>
      <text:p text:style-name="P1">J'ai été jardinier, magasinier, serveur, brancardier, aide logistique aux urgences pédiatrique. J'ai même entamé une formation en menuiserie, arrêtée suite à un accident non sans séquelles. </text:p>
      <text:p text:style-name="P1">Aujourd'hui je <text:s/>suis papa d'une merveilleuse petite fille. D'où l'importance aussi bien pour elle que pour moi, d'avoir comme passion mon métier.</text:p>
      <text:p text:style-name="P1">Durant ces dernières années, j'ai <text:s/>pu acquérir de solides connaissances en illustration digitale en tant qu’autodidacte. Cette passion, j'aimerais la partager et l'intégrer à la conception de site web.</text:p>
      <text:p text:style-name="P1"/>
      <text:p text:style-name="P1">Le développement est un apprentissage sans fin, il faut être persévérant et motiver tout comme en illustration. Ainsi, développer de nouvelles connaissances au sein d'un environnement aussi dynamique et stimulant qu'est Digitalcity, est important pour moi.</text:p>
      <text:p text:style-name="P1"/>
      <text:p text:style-name="P1"/>
      <text:p text:style-name="P1"/>
      <text:p text:style-name="P1">En espérant vous avoir convaincu de ma motivation. Je vous remercie d'avance pour votre bienveillance ainsi que le temps que vous m'accordez et je vous prie de bien vouloir agréer, Madame, Monsieur, mes plus cordiales salutations.</text:p>
      <text:p text:style-name="P1"/>
      <text:p text:style-name="P1"/>
      <text:p text:style-name="P1"><text:s text:c="151"/>Anthony Wittam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0T22:32:14.07</meta:creation-date>
    <dc:date>2022-10-12T09:33:17.58</dc:date>
    <meta:editing-duration>PT8H39M22S</meta:editing-duration>
    <meta:editing-cycles>7</meta:editing-cycles>
    <meta:generator>OpenOffice/4.1.8$Win32 OpenOffice.org_project/418m3$Build-9803</meta:generator>
    <meta:document-statistic meta:table-count="0" meta:image-count="0" meta:object-count="0" meta:page-count="1" meta:paragraph-count="9" meta:word-count="207" meta:character-count="1586"/>
  </office:meta>
</office:document-meta>
</file>